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920f" officeooo:paragraph-rsid="000c920f"/>
    </style:style>
    <style:style style:name="P2" style:family="paragraph" style:parent-style-name="Standard">
      <style:text-properties officeooo:rsid="000c920f" officeooo:paragraph-rsid="000cf429"/>
    </style:style>
    <style:style style:name="P3" style:family="paragraph" style:parent-style-name="Standard">
      <style:text-properties officeooo:paragraph-rsid="000c920f"/>
    </style:style>
    <style:style style:name="P4" style:family="paragraph" style:parent-style-name="Standard">
      <style:text-properties officeooo:rsid="000cf429" officeooo:paragraph-rsid="000cf429"/>
    </style:style>
    <style:style style:name="P5" style:family="paragraph" style:parent-style-name="Standard">
      <style:text-properties officeooo:rsid="000eb180" officeooo:paragraph-rsid="000eb180"/>
    </style:style>
    <style:style style:name="P6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0c920f" officeooo:paragraph-rsid="000cf429"/>
    </style:style>
    <style:style style:name="P7" style:family="paragraph" style:parent-style-name="Heading_20_2">
      <style:paragraph-properties fo:text-align="justify" style:justify-single-word="false"/>
      <style:text-properties officeooo:paragraph-rsid="00108dc5"/>
    </style:style>
    <style:style style:name="P8" style:family="paragraph" style:parent-style-name="Text_20_body">
      <style:paragraph-properties fo:text-align="justify" style:justify-single-word="false"/>
      <style:text-properties officeooo:rsid="000cf429" officeooo:paragraph-rsid="00108dc5"/>
    </style:style>
    <style:style style:name="P9" style:family="paragraph" style:parent-style-name="Text_20_body">
      <style:paragraph-properties fo:text-align="justify" style:justify-single-word="false"/>
      <style:text-properties officeooo:paragraph-rsid="00108dc5"/>
    </style:style>
    <style:style style:name="P10" style:family="paragraph" style:parent-style-name="Text_20_body">
      <style:paragraph-properties fo:text-align="justify" style:justify-single-word="false"/>
      <style:text-properties officeooo:paragraph-rsid="0018a56e"/>
    </style:style>
    <style:style style:name="P11" style:family="paragraph" style:parent-style-name="Text_20_body">
      <style:paragraph-properties fo:text-align="justify" style:justify-single-word="false"/>
      <style:text-properties officeooo:rsid="00108dc5" officeooo:paragraph-rsid="00108dc5"/>
    </style:style>
    <style:style style:name="P12" style:family="paragraph" style:parent-style-name="Standard">
      <style:text-properties officeooo:rsid="000cf429" officeooo:paragraph-rsid="000cf429" style:text-overline-style="solid" style:text-overline-width="auto" style:text-overline-color="font-color"/>
    </style:style>
    <style:style style:name="P13" style:family="paragraph" style:parent-style-name="Text_20_body">
      <style:paragraph-properties fo:text-align="justify" style:justify-single-word="false"/>
      <style:text-properties officeooo:rsid="000cf429" officeooo:paragraph-rsid="00108dc5" style:text-overline-style="solid" style:text-overline-width="auto" style:text-overline-color="font-color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rsid="001d765f" officeooo:paragraph-rsid="001d765f"/>
    </style:style>
    <style:style style:name="P15" style:family="paragraph" style:parent-style-name="Text_20_body" style:list-style-name="L1">
      <style:paragraph-properties fo:text-align="justify" style:justify-single-word="false"/>
      <style:text-properties officeooo:rsid="0018a56e" officeooo:paragraph-rsid="0018a56e"/>
    </style:style>
    <style:style style:name="T1" style:family="text">
      <style:text-properties officeooo:rsid="000c920f"/>
    </style:style>
    <style:style style:name="T2" style:family="text">
      <style:text-properties officeooo:rsid="000cf42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cf429"/>
    </style:style>
    <style:style style:name="T5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6" style:family="text">
      <style:text-properties style:text-underline-style="solid" style:text-underline-width="auto" style:text-underline-color="font-color" officeooo:rsid="000cf429" style:text-overline-style="solid" style:text-overline-width="auto" style:text-overline-color="font-color"/>
    </style:style>
    <style:style style:name="T7" style:family="text">
      <style:text-properties style:text-underline-style="solid" style:text-underline-width="auto" style:text-underline-color="font-color" officeooo:rsid="000eb180"/>
    </style:style>
    <style:style style:name="T8" style:family="text">
      <style:text-properties style:text-overline-style="solid" style:text-overline-width="auto" style:text-overline-color="font-color"/>
    </style:style>
    <style:style style:name="T9" style:family="text">
      <style:text-properties officeooo:rsid="000c920f" style:text-overline-style="solid" style:text-overline-width="auto" style:text-overline-color="font-color"/>
    </style:style>
    <style:style style:name="T10" style:family="text">
      <style:text-properties style:text-underline-style="none" officeooo:rsid="000eb180"/>
    </style:style>
    <style:style style:name="T11" style:family="text">
      <style:text-properties style:text-underline-style="none" officeooo:rsid="000eb180" style:text-overline-style="solid" style:text-overline-width="auto" style:text-overline-color="font-color"/>
    </style:style>
    <style:style style:name="T12" style:family="text">
      <style:text-properties style:text-underline-style="none" officeooo:rsid="000cf429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 style:text-overline-style="solid" style:text-overline-width="auto" style:text-overline-color="font-color"/>
    </style:style>
    <style:style style:name="T14" style:family="text">
      <style:text-properties fo:font-style="normal" style:text-underline-style="solid" style:text-underline-width="auto" style:text-underline-color="font-color" officeooo:rsid="000cf429" style:font-style-asian="normal" style:font-style-complex="normal" style:text-overline-style="solid" style:text-overline-width="auto" style:text-overline-color="font-color"/>
    </style:style>
    <style:style style:name="T15" style:family="text">
      <style:text-properties officeooo:rsid="000eb180"/>
    </style:style>
    <style:style style:name="T16" style:family="text">
      <style:text-properties officeooo:rsid="000fad00"/>
    </style:style>
    <style:style style:name="T17" style:family="text">
      <style:text-properties officeooo:rsid="00108dc5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1d765f"/>
    </style:style>
    <style:style style:name="T20" style:family="text">
      <style:text-properties officeooo:rsid="001d765f" fo:background-color="#ff00cc" loext:char-shading-value="0"/>
    </style:style>
    <style:style style:name="T21" style:family="text">
      <style:text-properties officeooo:rsid="001d765f" fo:background-color="#ff00cc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PROBLEMA 2</text:h>
      <text:p text:style-name="P9">Completa el modelo de la bienal con las siguientes especificaciones adicionales:</text:p>
      <text:p text:style-name="P10">Además se organiza el "Concurso de jóvenes artistas flamencos” en el que pueden inscribirse <text:s/>artistas menores de 30 años. El concurso tien<text:span text:style-name="T17">en </text:span><text:span text:style-name="T18">tres modalidades: cante, toque y baile</text:span> y se desarrolla en <text:span text:style-name="T18">dos fases: eliminatorias en las que participan todos los artistas y tras las cuales el jurado los puntúa</text:span>. Los cuatro que obtengan mayor puntuación en cada modalidad son declarados finalistas y se disputarán el premio al mejor. Tras una nueva actuación, se elige al vencedor o vencedora, al que se le otorgará el premio.</text:p>
      <text:p text:style-name="P10">Una vez finalizado el concurso se celebrará un espectáculo en el que actuarán todos los finalistas. El sistema permitirá mantener los datos de los jurados y tendrá en cuenta las puntuaciones de cada miembro del jurado para elaborar la clasificación. Cada jurado valorará la actuación del candidato con una puntuación de 0 a 50 puntos. La puntuación del candidato se obtiene haciendo la media aritmética de las puntuaciones. Si entre la puntuación más <text:s/>alta y la más baja hay más de 15 puntos de diferencia, se descartan ambas y se hace la media de los demás. El número de miembros del jurado puede oscilar entre 5 y 9.</text:p>
      <text:p text:style-name="P9">Cada concursante deberá ejecutar obligatoriamente los palos propuestos por el jurado, que son: Alegrías, soleares de Triana y tientos. Después podrá ejecutar otros dos palos a su elección.Cada uno de estos se puntuará de 0 a 10. Para poder calcular la nota, no podrá obtener menos de un 6 en ninguno de los palos obligatorios. Si no hubiera ningún participante que cumpliera este requisito, el premio se declararía desierto.</text:p>
      <text:p text:style-name="P11">ENTIDADES "EXTRA" <text:span text:style-name="T21">(RECONSIDERAR SI TIENEN ATRIBUTOS Y OCURRENCIAS MÚLTIPLES. DE SER ASÍ SON ENTIDADES, DE NO SERLO, ELIMINAR)</text:span></text:p>
      <text:list xml:id="list791928583536973371" text:style-name="L1">
        <text:list-item>
          <text:p text:style-name="P15">Modalidad <text:span text:style-name="T19">con atributo nombre</text:span></text:p>
        </text:list-item>
        <text:list-item>
          <text:p text:style-name="P15">Fase</text:p>
        </text:list-item>
        <text:list-item>
          <text:p text:style-name="P14">Artista (subfinalista, finalista, vencedor) con atributo edad</text:p>
        </text:list-item>
        <text:list-item>
          <text:p text:style-name="P14">Espectáculo</text:p>
        </text:list-item>
        <text:list-item>
          <text:p text:style-name="P14">M. del jurado</text:p>
        </text:list-item>
        <text:list-item>
          <text:p text:style-name="P14">Valoración != puntuación</text:p>
        </text:list-item>
        <text:list-item>
          <text:p text:style-name="P14">Puntuación</text:p>
        </text:list-item>
        <text:list-item>
          <text:p text:style-name="P14">Palo</text:p>
        </text:list-item>
        <text:list-item>
          <text:p text:style-name="P14">Premio</text:p>
        </text:list-item>
        <text:list-item>
          <text:p text:style-name="P14"/>
        </text:list-item>
      </text:list>
      <text:p text:style-name="P11"/>
      <text:p text:style-name="P11"/>
      <text:h text:style-name="P7" text:outline-level="2">PROBLEMA 3</text:h>
      <text:p text:style-name="P9">La organización ha quedado tan contenta con nuestro trabajo que hemos conseguido un contrato para crear una base de datos permanente que sirva para organizar las siguientes ediciones de la bienal.</text:p>
      <text:p text:style-name="P9">En todo momento debemos ser capaces de determinar en qué ediciones ha participado cada artista, empresa, trabajador, etc.</text:p>
      <text:p text:style-name="P9">Los espectáculos no pueden repetirse en distintas ediciones.</text:p>
      <text:p text:style-name="P9"><text:soft-page-break/>Piensa una estrategia de forma que pueda contener información de varias ediciones. Escríbela.</text:p>
      <text:p text:style-name="P13">Adapta el modelo de datos siguiendo dicha estrategia. </text:p>
      <text:p text:style-name="P13"/>
      <text:p text:style-name="P8"/>
      <text:p text:style-name="P8"/>
      <text:p text:style-name="P12"/>
      <text:p text:style-name="P4"><text:span text:style-name="T8">Suprarrayado</text:span> == Foreign Key</text:p>
      <text:p text:style-name="P2"/>
      <text:p text:style-name="P4"><text:span text:style-name="T3">Subrayado</text:span> == Primary Key</text:p>
      <text:p text:style-name="P6"/>
      <text:p text:style-name="P3"/>
      <text:p text:style-name="P5"/>
      <text:p text:style-name="P3"/>
      <text:p text:style-name="P3"><text:span text:style-name="T1">Trabajador (</text:span><text:span text:style-name="T3">datosPersonales</text:span><text:span text:style-name="T1">, trabajo, datosPerfil, </text:span><text:span text:style-name="T9">CIF</text:span><text:span text:style-name="T1">)</text:span></text:p>
      <text:p text:style-name="P3"/>
      <text:p text:style-name="P1">Empresa (<text:span text:style-name="T3">CIF</text:span>, nombre, dirección)</text:p>
      <text:p text:style-name="P1"/>
      <text:p text:style-name="P1">Espectáculo<text:span text:style-name="T2">(</text:span><text:span text:style-name="T4">nombreFechaHora</text:span><text:span text:style-name="T7">Espectáculo</text:span><text:span text:style-name="T2">)</text:span></text:p>
      <text:p text:style-name="P1"/>
      <text:p text:style-name="P1">Espacio <text:span text:style-name="T2">(</text:span><text:span text:style-name="T4">nombre</text:span><text:span text:style-name="T2">, dirección, tipo, aforo)</text:span></text:p>
      <text:p text:style-name="P1"/>
      <text:p text:style-name="P1">Entrada/<text:span text:style-name="T15">localidad(</text:span><text:span text:style-name="T7">espectáculoRecintoDiaHora,</text:span><text:span text:style-name="T10"> </text:span><text:span text:style-name="T11">nombreFechaHoraEspectáculo</text:span><text:span text:style-name="T15">)</text:span></text:p>
      <text:p text:style-name="P1"/>
      <text:p text:style-name="P1">Zona<text:span text:style-name="T2">(</text:span><text:span text:style-name="T4">IDZona</text:span><text:span text:style-name="T12"> , </text:span><text:span text:style-name="T11">espectáculoRecintoDíaHora</text:span><text:span text:style-name="T2">) <text:s/></text:span></text:p>
      <text:p text:style-name="P1"/>
      <text:p text:style-name="P1">Fila<text:span text:style-name="T2">(</text:span><text:span text:style-name="T4">IDFila</text:span><text:span text:style-name="T12">, </text:span><text:span text:style-name="T11">IDZona</text:span><text:span text:style-name="T2">)</text:span></text:p>
      <text:p text:style-name="P1"><text:s text:c="2"/></text:p>
      <text:p text:style-name="P1">Responsable(<text:span text:style-name="T4">DNIResponsable</text:span><text:span text:style-name="T2">, tareaAsignada</text:span>)</text:p>
      <text:p text:style-name="P1"/>
      <text:p text:style-name="P1">Artista (<text:span text:style-name="T3">DNI</text:span><text:span text:style-name="T4">Artista</text:span>, trabajo)</text:p>
      <text:p text:style-name="P1"/>
      <text:p text:style-name="P1">Representante (<text:span text:style-name="T3">DNI</text:span><text:span text:style-name="T4">Representante</text:span>, otrosDatos)</text:p>
      <text:p text:style-name="P1"/>
      <text:p text:style-name="P1"/>
      <text:p text:style-name="P5">N:M</text:p>
      <text:p text:style-name="P1"/>
      <text:p text:style-name="P1"/>
      <text:p text:style-name="P1">Trabajador_espectáculo(<text:span text:style-name="T13">datosPersonales</text:span><text:span text:style-name="T14">N</text:span><text:span text:style-name="T13">ombre</text:span><text:span text:style-name="T14">FechaHoraEspectáculo</text:span>)</text:p>
      <text:p text:style-name="P1"/>
      <text:p text:style-name="P1">Espectáculo_espacio(<text:span text:style-name="T5">nombre</text:span><text:span text:style-name="T6">EspacioNombreEspectáculo</text:span><text:span text:style-name="T5">FechaHora</text:span>)</text:p>
      <text:p text:style-name="P1"/>
      <text:p text:style-name="P1">Espectáculo_responsable(<text:span text:style-name="T5">DNINombreFechaHora</text:span>)</text:p>
      <text:p text:style-name="P1"/>
      <text:p text:style-name="P1">Representante_artista (<text:span text:style-name="T5">DNIArtistaDNIRepresentante</text:span>)</text:p>
      <text:p text:style-name="P1"/>
      <text:p text:style-name="P1"/>
      <text:p text:style-name="P1"/>
      <text:p text:style-name="P5">GENERALIZACIONES: <text:span text:style-name="T16">decidí una por cada subtipo (tercera opción en las diapositivas)</text:span></text:p>
      <text:p text:style-name="P5"/>
      <text:p text:style-name="P5">Numerada (<text:span text:style-name="T3">espectáculoRecintoDiaHora</text:span>)</text:p>
      <text:p text:style-name="P5"><text:soft-page-break/></text:p>
      <text:p text:style-name="P5">NoNumerada (<text:span text:style-name="T3">espectáculoRecintoDiaHora</text:span>)</text:p>
      <text:p text:style-name="P5"/>
      <text:p text:style-name="P5">Reservada (<text:span text:style-name="T3">espectáculoRecintoDiaHora</text:span>)</text:p>
      <text:p text:style-name="P5"/>
      <text:p text:style-name="P5">NoReservada (<text:span text:style-name="T3">espectáculoRecintoDiaHora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4M29S</meta:editing-duration>
    <meta:editing-cycles>6</meta:editing-cycles>
    <meta:generator>LibreOffice/5.0.5.2$Windows_x86 LibreOffice_project/55b006a02d247b5f7215fc6ea0fde844b30035b3</meta:generator>
    <dc:date>2016-10-30T19:25:27.511000000</dc:date>
    <meta:document-statistic meta:table-count="0" meta:image-count="0" meta:object-count="0" meta:page-count="3" meta:paragraph-count="45" meta:word-count="469" meta:character-count="3402" meta:non-whitespace-character-count="2979"/>
    <meta:user-defined meta:name="Info 1"/>
    <meta:user-defined meta:name="Info 2"/>
    <meta:user-defined meta:name="Info 3"/>
    <meta:user-defined meta:name="Info 4"/>
  </office:meta>
</office:document-meta>
</file>